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4C0000233F015DE413.svm"/>
  <manifest:file-entry manifest:media-type="" manifest:full-path="Pictures/20000007000033FE000018802D8AA9A6.svm"/>
  <manifest:file-entry manifest:media-type="" manifest:full-path="Pictures/200000070000570700003C927D1C75B2.svm"/>
  <manifest:file-entry manifest:media-type="" manifest:full-path="Pictures/200000070000323C000007F6AACC0E5A.svm"/>
  <manifest:file-entry manifest:media-type="" manifest:full-path="Pictures/200000070000737300002B6AFBA5D2C7.svm"/>
  <manifest:file-entry manifest:media-type="" manifest:full-path="Pictures/200000070000543D000047D613A788E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ew times roman" svg:font-family="'New times roman'"/>
    <style:font-face style:name="OpenSymbol" svg:font-family="OpenSymbol"/>
    <style:font-face style:name="Roboto" svg:font-family="Roboto, RobotoDraft, Arial, sans-serif"/>
    <style:font-face style:name="apple-system" svg:font-family="apple-system, BlinkMacSystemFont, 'Segoe UI', Helvetica, Arial, sans-serif, 'Apple Color Emoji', 'Segoe UI Emoji', 'Segoe UI 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4" style:family="table">
      <style:table-properties style:width="6.6931in" table:align="margins"/>
    </style:style>
    <style:style style:name="Tabell4.A" style:family="table-column">
      <style:table-column-properties style:column-width="2.2313in" style:rel-column-width="21845*"/>
    </style:style>
    <style:style style:name="Tabell4.A1" style:family="table-cell">
      <style:table-cell-properties fo:padding="0.0382in" fo:border-left="0.0007in solid #000000" fo:border-right="none" fo:border-top="0.0007in solid #000000" fo:border-bottom="0.0007in solid #000000"/>
    </style:style>
    <style:style style:name="Tabell4.C1" style:family="table-cell">
      <style:table-cell-properties fo:padding="0.0382in" fo:border="0.0007in solid #000000"/>
    </style:style>
    <style:style style:name="Tabell4.A2" style:family="table-cell">
      <style:table-cell-properties fo:padding="0.0382in" fo:border-left="0.0007in solid #000000" fo:border-right="none" fo:border-top="none" fo:border-bottom="0.0007in solid #000000"/>
    </style:style>
    <style:style style:name="Tabell4.C2" style:family="table-cell">
      <style:table-cell-properties fo:padding="0.0382in" fo:border-left="0.0007in solid #000000" fo:border-right="0.0007in solid #000000" fo:border-top="none" fo:border-bottom="0.0007in solid #000000"/>
    </style:style>
    <style:style style:name="Tabell5" style:family="table">
      <style:table-properties style:width="6.6931in" table:align="margins"/>
    </style:style>
    <style:style style:name="Tabell5.A" style:family="table-column">
      <style:table-column-properties style:column-width="3.3465in" style:rel-column-width="32767*"/>
    </style:style>
    <style:style style:name="Tabell5.B" style:family="table-column">
      <style:table-column-properties style:column-width="3.3465in" style:rel-column-width="32768*"/>
    </style:style>
    <style:style style:name="Tabell5.1" style:family="table-row">
      <style:table-row-properties style:min-row-height="0.2465in"/>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6" style:family="table">
      <style:table-properties style:width="6.6931in" table:align="margins"/>
    </style:style>
    <style:style style:name="Tabell6.A" style:family="table-column">
      <style:table-column-properties style:column-width="3.3465in" style:rel-column-width="32767*"/>
    </style:style>
    <style:style style:name="Tabell6.B" style:family="table-column">
      <style:table-column-properties style:column-width="3.3465in" style:rel-column-width="32768*"/>
    </style:style>
    <style:style style:name="Tabell6.1" style:family="table-row">
      <style:table-row-properties style:min-row-height="0.2465in"/>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7" style:family="table">
      <style:table-properties style:width="6.6931in" table:align="margins"/>
    </style:style>
    <style:style style:name="Tabell7.A" style:family="table-column">
      <style:table-column-properties style:column-width="3.3465in" style:rel-column-width="32767*"/>
    </style:style>
    <style:style style:name="Tabell7.B" style:family="table-column">
      <style:table-column-properties style:column-width="3.3465in" style:rel-column-width="32768*"/>
    </style:style>
    <style:style style:name="Tabell7.1" style:family="table-row">
      <style:table-row-properties style:min-row-height="0.2465in"/>
    </style:style>
    <style:style style:name="Tabell7.A1" style:family="table-cell">
      <style:table-cell-properties fo:padding="0.0382in" fo:border-left="0.0007in solid #000000" fo:border-right="none" fo:border-top="0.0007in solid #000000" fo:border-bottom="0.0007in solid #000000"/>
    </style:style>
    <style:style style:name="Tabell7.B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B2" style:family="table-cell">
      <style:table-cell-properties fo:padding="0.0382in" fo:border-left="0.0007in solid #000000" fo:border-right="0.0007in solid #000000" fo:border-top="none" fo:border-bottom="0.0007in solid #000000"/>
    </style:style>
    <style:style style:name="Tabell8" style:family="table">
      <style:table-properties style:width="6.6931in" table:align="margins"/>
    </style:style>
    <style:style style:name="Tabell8.A" style:family="table-column">
      <style:table-column-properties style:column-width="3.3465in" style:rel-column-width="32767*"/>
    </style:style>
    <style:style style:name="Tabell8.B" style:family="table-column">
      <style:table-column-properties style:column-width="3.3465in" style:rel-column-width="32768*"/>
    </style:style>
    <style:style style:name="Tabell8.1" style:family="table-row">
      <style:table-row-properties style:min-row-height="0.2465in"/>
    </style:style>
    <style:style style:name="Tabell8.A1" style:family="table-cell">
      <style:table-cell-properties fo:padding="0.0382in" fo:border-left="0.0007in solid #000000" fo:border-right="none" fo:border-top="0.0007in solid #000000" fo:border-bottom="0.0007in solid #000000"/>
    </style:style>
    <style:style style:name="Tabell8.B1" style:family="table-cell">
      <style:table-cell-properties fo:padding="0.0382in" fo:border="0.0007in solid #000000"/>
    </style:style>
    <style:style style:name="Tabell8.A2" style:family="table-cell">
      <style:table-cell-properties fo:padding="0.0382in" fo:border-left="0.0007in solid #000000" fo:border-right="none" fo:border-top="none" fo:border-bottom="0.0007in solid #000000"/>
    </style:style>
    <style:style style:name="Tabell8.B2" style:family="table-cell">
      <style:table-cell-properties fo:padding="0.0382in" fo:border-left="0.0007in solid #000000" fo:border-right="0.0007in solid #000000" fo:border-top="none" fo:border-bottom="0.0007in solid #000000"/>
    </style:style>
    <style:style style:name="Tabell1" style:family="table">
      <style:table-properties style:width="6.6931in" table:align="margins"/>
    </style:style>
    <style:style style:name="Tabell1.A" style:family="table-column">
      <style:table-column-properties style:column-width="2.2313in" style:rel-column-width="21845*"/>
    </style:style>
    <style:style style:name="Tabell1.A1" style:family="table-cell">
      <style:table-cell-properties fo:padding="0.0382in" fo:border-left="0.0007in solid #000000" fo:border-right="none" fo:border-top="0.0007in solid #000000" fo:border-bottom="0.0007in solid #000000"/>
    </style:style>
    <style:style style:name="Tabell1.C1" style:family="table-cell">
      <style:table-cell-properties fo:padding="0.0382in" fo:border="0.0007in solid #000000"/>
    </style:style>
    <style:style style:name="Tabell1.A2" style:family="table-cell">
      <style:table-cell-properties fo:padding="0.0382in" fo:border-left="0.0007in solid #000000" fo:border-right="none" fo:border-top="none" fo:border-bottom="0.0007in solid #000000"/>
    </style:style>
    <style:style style:name="Tabell1.C2" style:family="table-cell">
      <style:table-cell-properties fo:padding="0.0382in" fo:border-left="0.0007in solid #000000" fo:border-right="0.0007in solid #000000" fo:border-top="none" fo:border-bottom="0.0007in solid #000000"/>
    </style:style>
    <style:style style:name="Tabell2" style:family="table">
      <style:table-properties style:width="6.6931in" table:align="margins"/>
    </style:style>
    <style:style style:name="Tabell2.A" style:family="table-column">
      <style:table-column-properties style:column-width="2.2313in" style:rel-column-width="21845*"/>
    </style:style>
    <style:style style:name="Tabell2.A1" style:family="table-cell">
      <style:table-cell-properties fo:padding="0.0382in" fo:border-left="0.0007in solid #000000" fo:border-right="none" fo:border-top="0.0007in solid #000000" fo:border-bottom="0.0007in solid #000000"/>
    </style:style>
    <style:style style:name="Tabell2.C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C2" style:family="table-cell">
      <style:table-cell-properties fo:padding="0.0382in" fo:border-left="0.0007in solid #000000" fo:border-right="0.0007in solid #000000" fo:border-top="none" fo:border-bottom="0.0007in solid #000000"/>
    </style:style>
    <style:style style:name="P1" style:family="paragraph" style:parent-style-name="Heading_20_4">
      <style:paragraph-properties fo:margin-left="0in" fo:margin-right="0in" fo:margin-top="0.25in" fo:margin-bottom="0.1665in" fo:line-height="125%" fo:orphans="2" fo:widows="2" fo:text-indent="0in" style:auto-text-indent="false"/>
      <style:text-properties fo:font-variant="normal" fo:text-transform="none" fo:color="#24292e" style:font-name="apple-system" fo:font-size="12pt" fo:letter-spacing="normal" fo:font-style="normal" fo:font-weight="bold" style:font-weight-asian="bold" style:font-weight-complex="bold"/>
    </style:style>
    <style:style style:name="P2" style:family="paragraph" style:parent-style-name="Text_20_body">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2pt" style:font-weight-asian="normal" style:font-size-complex="12pt" style:font-weight-complex="normal"/>
    </style:style>
    <style:style style:name="P3" style:family="paragraph" style:parent-style-name="Text_20_body">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normal" style:font-size-asian="12pt" style:font-weight-asian="normal" style:font-size-complex="12pt" style:font-weight-complex="normal"/>
    </style:style>
    <style:style style:name="P4" style:family="paragraph" style:parent-style-name="Text_20_body">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4pt" fo:letter-spacing="normal" fo:font-style="normal" fo:font-weight="bold" style:font-size-asian="14pt" style:font-weight-asian="normal" style:font-size-complex="14pt" style:font-weight-complex="normal"/>
    </style:style>
    <style:style style:name="P5" style:family="paragraph" style:parent-style-name="Heading_20_2">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6pt" fo:letter-spacing="normal" fo:font-style="normal" fo:font-weight="bold" style:font-size-asian="16pt" style:font-weight-asian="normal" style:font-size-complex="16pt" style:font-weight-complex="normal"/>
    </style:style>
    <style:style style:name="P6" style:family="paragraph" style:parent-style-name="Heading_20_2">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letter-spacing="normal" fo:font-style="normal" fo:font-weight="bold"/>
    </style:style>
    <style:style style:name="P7" style:family="paragraph" style:parent-style-name="Heading_20_3">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4pt" style:font-weight-asian="normal" style:font-size-complex="14pt" style:font-weight-complex="normal"/>
    </style:style>
    <style:style style:name="P8" style:family="paragraph" style:parent-style-name="Heading_20_3">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4pt" fo:letter-spacing="normal" fo:font-style="normal" fo:font-weight="bold" style:font-size-asian="14pt" style:font-weight-asian="normal" style:font-size-complex="14pt" style:font-weight-complex="normal"/>
    </style:style>
    <style:style style:name="P9"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24292e" style:font-name="apple-system" fo:letter-spacing="normal" fo:font-style="normal" fo:font-weight="bold"/>
    </style:style>
    <style:style style:name="P10"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24292e" style:font-name="apple-system" fo:font-size="12pt" fo:letter-spacing="normal" fo:font-style="normal" fo:font-weight="bold"/>
    </style:style>
    <style:style style:name="P11" style:family="paragraph" style:parent-style-name="Standard">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normal" style:font-size-asian="12pt" style:font-weight-asian="normal" style:font-size-complex="12pt" style:font-weight-complex="normal"/>
    </style:style>
    <style:style style:name="P12" style:family="paragraph" style:parent-style-name="Standard">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normal" style:font-size-asian="14pt" style:font-weight-asian="normal" style:font-size-complex="14pt" style:font-weight-complex="normal"/>
    </style:style>
    <style:style style:name="P13" style:family="paragraph" style:parent-style-name="Text_20_body">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normal" style:font-size-asian="12pt" style:font-weight-asian="normal" style:font-size-complex="12pt" style:font-weight-complex="normal"/>
    </style:style>
    <style:style style:name="P14" style:family="paragraph" style:parent-style-name="Text_20_body">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4pt" style:font-weight-asian="bold" style:font-size-complex="14pt" style:font-weight-complex="bold"/>
    </style:style>
    <style:style style:name="P15" style:family="paragraph" style:parent-style-name="Text_20_body">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2pt" style:font-weight-asian="bold" style:font-size-complex="12pt" style:font-weight-complex="bold"/>
    </style:style>
    <style:style style:name="P16" style:family="paragraph" style:parent-style-name="Text_20_body">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2pt" style:font-weight-asian="normal" style:font-size-complex="12pt" style:font-weight-complex="normal"/>
    </style:style>
    <style:style style:name="P17"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style>
    <style:style style:name="P18" style:family="paragraph" style:parent-style-name="Text_20_body">
      <style:paragraph-properties fo:margin-left="0in" fo:margin-right="0in" fo:margin-top="0in" fo:margin-bottom="0.1665in" fo:line-height="125%" fo:orphans="2" fo:widows="2" fo:text-indent="0in" style:auto-text-indent="false"/>
      <style:text-properties fo:font-variant="normal" fo:text-transform="none" fo:color="#24292e" style:font-name="apple-system" fo:font-size="12pt" fo:letter-spacing="normal" fo:font-style="normal" fo:font-weight="normal" style:font-weight-asian="bold" style:font-weight-complex="bold"/>
    </style:style>
    <style:style style:name="P19" style:family="paragraph" style:parent-style-name="Text_20_body">
      <style:paragraph-properties fo:margin-left="0in" fo:margin-right="0in" fo:margin-top="0in" fo:margin-bottom="0.1665in" fo:line-height="125%" fo:orphans="2" fo:widows="2" fo:text-indent="0in" style:auto-text-indent="false"/>
      <style:text-properties fo:font-variant="normal" fo:text-transform="none" fo:color="#24292e" style:font-name="apple-system" fo:font-size="12pt" fo:letter-spacing="normal" fo:font-style="normal" fo:font-weight="normal" style:font-weight-asian="normal" style:font-weight-complex="normal"/>
    </style:style>
    <style:style style:name="P20"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font-size-asian="18pt" style:font-weight-asian="bold" style:font-size-complex="18pt" style:font-weight-complex="bold"/>
    </style:style>
    <style:style style:name="P21"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bold" style:font-weight-asian="bold" style:font-weight-complex="bold"/>
    </style:style>
    <style:style style:name="P22" style:family="paragraph" style:parent-style-name="Text_20_body">
      <style:paragraph-properties fo:margin-left="0in" fo:margin-right="0in" fo:margin-top="0in" fo:margin-bottom="0.1665in" fo:line-height="125%" fo:orphans="2" fo:widows="2" fo:text-indent="0in" style:auto-text-indent="false"/>
      <style:text-properties fo:font-variant="normal" fo:text-transform="none" fo:color="#24292e" style:font-name="apple-system" fo:font-size="12pt" fo:letter-spacing="normal" fo:font-style="normal" fo:font-weight="bold" style:font-weight-asian="bold" style:font-weight-complex="bold"/>
    </style:style>
    <style:style style:name="P23"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bold"/>
    </style:style>
    <style:style style:name="P24"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4292e" style:font-name="apple-system" fo:font-size="12pt" fo:letter-spacing="normal" fo:font-style="normal" fo:font-weight="normal"/>
    </style:style>
    <style:style style:name="P25" style:family="paragraph" style:parent-style-name="Standard">
      <style:text-properties fo:font-size="18pt" fo:font-weight="bold"/>
    </style:style>
    <style:style style:name="P26" style:family="paragraph" style:parent-style-name="Standard">
      <style:text-properties fo:font-size="18pt" fo:font-weight="bold" style:font-size-asian="18pt" style:font-weight-asian="bold" style:font-size-complex="18pt" style:font-weight-complex="bold"/>
    </style:style>
    <style:style style:name="P27" style:family="paragraph" style:parent-style-name="Standard">
      <style:text-properties fo:font-size="16pt" fo:font-weight="bold" style:font-size-asian="16pt" style:font-weight-asian="bold" style:font-size-complex="16pt" style:font-weight-complex="bold"/>
    </style:style>
    <style:style style:name="P28" style:family="paragraph" style:parent-style-name="Standard">
      <style:text-properties fo:font-size="12pt" fo:font-weight="bold" style:font-size-asian="12pt" style:font-weight-asian="bold" style:font-size-complex="12pt" style:font-weight-complex="bold"/>
    </style:style>
    <style:style style:name="P29" style:family="paragraph" style:parent-style-name="Standard">
      <style:text-properties style:font-name="apple-system" fo:font-size="16pt" fo:font-weight="bold" style:font-size-asian="16pt" style:font-weight-asian="bold" style:font-size-complex="16pt" style:font-weight-complex="bold"/>
    </style:style>
    <style:style style:name="P30" style:family="paragraph" style:parent-style-name="Standard">
      <style:text-properties fo:font-variant="normal" fo:text-transform="none" fo:color="#000000" style:font-name="Roboto" fo:font-size="18pt" fo:letter-spacing="normal" fo:font-style="normal" fo:font-weight="bold" style:font-size-asian="18pt" style:font-weight-asian="bold" style:font-size-complex="18pt" style:font-weight-complex="bold"/>
    </style:style>
    <style:style style:name="P31" style:family="paragraph" style:parent-style-name="Text_20_body">
      <style:text-properties fo:font-variant="normal" fo:text-transform="none" fo:color="#24292e" style:font-name="apple-system" fo:font-size="22pt" fo:letter-spacing="normal" fo:font-style="normal" fo:font-weight="bold" style:font-size-asian="22pt" style:font-size-complex="22pt"/>
    </style:style>
    <style:style style:name="P32" style:family="paragraph" style:parent-style-name="Text_20_body">
      <style:text-properties fo:font-variant="normal" fo:text-transform="none" fo:color="#24292e" style:font-name="apple-system" fo:font-size="32pt" fo:letter-spacing="normal" fo:font-style="normal" fo:font-weight="bold" style:font-size-asian="32pt" style:font-size-complex="32pt"/>
    </style:style>
    <style:style style:name="P33" style:family="paragraph" style:parent-style-name="Text_20_body">
      <style:text-properties fo:font-variant="normal" fo:text-transform="none" fo:color="#24292e" style:font-name="New times roman" fo:font-size="12pt" fo:letter-spacing="normal" fo:font-style="normal" fo:font-weight="normal" style:font-size-asian="12pt" style:font-weight-asian="normal" style:font-size-complex="12pt" style:font-weight-complex="normal"/>
    </style:style>
    <style:style style:name="P34" style:family="paragraph" style:parent-style-name="Text_20_body">
      <style:text-properties fo:font-variant="normal" fo:text-transform="none" fo:color="#24292e" style:font-name="New times roman" fo:font-size="18pt" fo:letter-spacing="normal" fo:font-style="normal" fo:font-weight="bold" style:font-size-asian="18pt" style:font-weight-asian="bold" style:font-size-complex="18pt" style:font-weight-complex="bold"/>
    </style:style>
    <style:style style:name="P35" style:family="paragraph" style:parent-style-name="Text_20_body">
      <style:text-properties fo:font-variant="normal" fo:text-transform="none" fo:color="#ff420e" style:font-name="apple-system" fo:font-size="32pt" fo:letter-spacing="normal" fo:font-style="normal" fo:font-weight="bold" style:font-size-asian="32pt" style:font-size-complex="32pt"/>
    </style:style>
    <style:style style:name="P36" style:family="paragraph" style:parent-style-name="Text_20_body">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37" style:family="paragraph" style:parent-style-name="Text_20_body">
      <style:paragraph-properties fo:margin-top="0in" fo:margin-bottom="0.1665in" fo:orphans="2" fo:widows="2"/>
      <style:text-properties fo:font-variant="normal" fo:text-transform="none" fo:color="#24292e" style:font-name="apple-system" fo:font-size="12pt" fo:letter-spacing="normal" fo:font-style="normal" fo:font-weight="bold" style:font-weight-asian="bold" style:font-weight-complex="bold"/>
    </style:style>
    <style:style style:name="P38" style:family="paragraph" style:parent-style-name="Text_20_body">
      <style:paragraph-properties fo:margin-top="0in" fo:margin-bottom="0.1665in" fo:orphans="2" fo:widows="2"/>
      <style:text-properties fo:color="#24292e" style:font-name="apple-system" fo:font-size="12pt"/>
    </style:style>
    <style:style style:name="P39" style:family="paragraph" style:parent-style-name="Table_20_Contents">
      <style:text-properties style:font-name="apple-system"/>
    </style:style>
    <style:style style:name="P40" style:family="paragraph" style:parent-style-name="Table_20_Contents">
      <style:text-properties style:font-name="apple-system" fo:font-weight="bold" style:font-weight-asian="bold" style:font-weight-complex="bold"/>
    </style:style>
    <style:style style:name="P41" style:family="paragraph" style:parent-style-name="Table_20_Contents">
      <style:text-properties style:font-name="apple-system" fo:font-size="12pt"/>
    </style:style>
    <style:style style:name="P42" style:family="paragraph" style:parent-style-name="Table_20_Contents">
      <style:text-properties style:font-name="apple-system" fo:font-size="18pt" fo:font-weight="bold" style:font-size-asian="18pt" style:font-weight-asian="bold" style:font-size-complex="18pt" style:font-weight-complex="bold"/>
    </style:style>
    <style:style style:name="P43" style:family="paragraph" style:parent-style-name="Table_20_Contents">
      <style:paragraph-properties fo:padding-left="0.1354in" fo:padding-right="0.1354in" fo:padding-top="0.0626in" fo:padding-bottom="0.0626in" fo:border="0.0008in solid #dfe2e5"/>
      <style:text-properties style:font-name="apple-system" fo:font-size="12pt"/>
    </style:style>
    <style:style style:name="P44" style:family="paragraph" style:parent-style-name="Table_20_Contents">
      <style:paragraph-properties fo:text-align="center" style:justify-single-word="false" fo:padding-left="0.1354in" fo:padding-right="0.1354in" fo:padding-top="0.0626in" fo:padding-bottom="0.0626in" fo:border="0.0008in solid #dfe2e5"/>
      <style:text-properties style:font-name="apple-system" fo:font-size="12pt"/>
    </style:style>
    <style:style style:name="P45" style:family="paragraph" style:parent-style-name="Table_20_Heading">
      <style:paragraph-properties fo:padding-left="0.1354in" fo:padding-right="0.1354in" fo:padding-top="0.0626in" fo:padding-bottom="0.0626in" fo:border="0.0008in solid #dfe2e5"/>
      <style:text-properties style:font-name="apple-system" fo:font-size="12pt" fo:font-weight="bold"/>
    </style:style>
    <style:style style:name="P46" style:family="paragraph" style:parent-style-name="Table_20_Heading">
      <style:paragraph-properties fo:text-align="center" style:justify-single-word="false" fo:padding-left="0.1354in" fo:padding-right="0.1354in" fo:padding-top="0.0626in" fo:padding-bottom="0.0626in" fo:border="0.0008in solid #dfe2e5"/>
      <style:text-properties style:font-name="apple-system" fo:font-size="12pt" fo:font-weight="bold"/>
    </style:style>
    <style:style style:name="P47" style:family="paragraph" style:parent-style-name="Heading_20_1">
      <style:text-properties fo:font-variant="normal" fo:text-transform="none" fo:color="#24292e" style:font-name="apple-system" fo:font-size="32pt" fo:letter-spacing="normal" fo:font-style="normal" fo:font-weight="bold" style:font-size-asian="32pt" style:font-size-complex="32pt"/>
    </style:style>
    <style:style style:name="P48" style:family="paragraph" style:parent-style-name="Heading_20_1">
      <style:text-properties fo:font-variant="normal" fo:text-transform="none" fo:color="#24292e" style:font-name="apple-system" fo:letter-spacing="normal" fo:font-style="normal" fo:font-weight="bold"/>
    </style:style>
    <style:style style:name="P49" style:family="paragraph" style:parent-style-name="Text_20_body" style:list-style-name="L1">
      <style:paragraph-properties fo:margin-top="0in" fo:margin-bottom="0.1665in" fo:orphans="2" fo:widows="2"/>
      <style:text-properties fo:font-variant="normal" fo:text-transform="none" fo:color="#000000" style:font-name="Consolas" fo:font-size="12pt" fo:letter-spacing="normal" fo:font-style="normal" fo:font-weight="normal" style:font-name-asian="Consolas" style:font-size-asian="12pt" style:font-name-complex="Consolas" style:font-size-complex="12pt"/>
    </style:style>
    <style:style style:name="P50" style:family="paragraph" style:parent-style-name="Text_20_body" style:list-style-name="L2">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51" style:family="paragraph" style:parent-style-name="Text_20_body" style:list-style-name="L3">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52" style:family="paragraph" style:parent-style-name="Text_20_body" style:list-style-name="L4">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53" style:family="paragraph" style:parent-style-name="Text_20_body" style:list-style-name="L5">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54" style:family="paragraph" style:parent-style-name="Text_20_body" style:list-style-name="L6">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55" style:family="paragraph" style:parent-style-name="Text_20_body" style:list-style-name="L6">
      <style:paragraph-properties fo:margin-top="0in" fo:margin-bottom="0.1665in" fo:orphans="2" fo:widows="2"/>
      <style:text-properties fo:font-variant="normal" fo:text-transform="none" fo:color="#24292e" style:font-name="apple-system" fo:font-size="12pt" fo:letter-spacing="normal" fo:font-style="normal" fo:font-weight="bold" style:font-weight-asian="bold" style:font-weight-complex="bold"/>
    </style:style>
    <style:style style:name="P56" style:family="paragraph" style:parent-style-name="Text_20_body" style:list-style-name="L3">
      <style:paragraph-properties fo:margin-top="0in" fo:margin-bottom="0.1665in" fo:orphans="2" fo:widows="2"/>
      <style:text-properties fo:font-variant="normal" fo:text-transform="none" fo:color="#24292e" style:font-name="apple-system" fo:letter-spacing="normal" fo:font-style="normal" fo:font-weight="bold"/>
    </style:style>
    <style:style style:name="P57" style:family="paragraph" style:parent-style-name="Text_20_body" style:list-style-name="L3">
      <style:paragraph-properties fo:margin-top="0in" fo:margin-bottom="0.1665in" fo:orphans="2" fo:widows="2"/>
      <style:text-properties fo:font-variant="normal" fo:text-transform="none" fo:color="#24292e" style:font-name="apple-system" fo:letter-spacing="normal" fo:font-style="normal" fo:font-weight="normal"/>
    </style:style>
    <style:style style:name="P58" style:family="paragraph" style:parent-style-name="Text_20_body" style:list-style-name="L3">
      <style:paragraph-properties fo:margin-top="0in" fo:margin-bottom="0.1665in" fo:orphans="2" fo:widows="2"/>
      <style:text-properties fo:color="#24292e" style:font-name="apple-system" fo:font-size="12pt"/>
    </style:style>
    <style:style style:name="P59" style:family="paragraph" style:parent-style-name="Text_20_body" style:list-style-name="L4">
      <style:paragraph-properties fo:margin-top="0in" fo:margin-bottom="0.1665in" fo:orphans="2" fo:widows="2"/>
      <style:text-properties fo:color="#24292e" style:font-name="apple-system" fo:font-size="12pt"/>
    </style:style>
    <style:style style:name="P60" style:family="paragraph" style:parent-style-name="Text_20_body" style:list-style-name="L3">
      <style:paragraph-properties fo:margin-top="0in" fo:margin-bottom="0.1665in" fo:orphans="2" fo:widows="2"/>
      <style:text-properties fo:color="#24292e" style:font-name="apple-system"/>
    </style:style>
    <style:style style:name="P61" style:family="paragraph" style:parent-style-name="Table_20_Contents" style:list-style-name="L6">
      <style:text-properties style:font-name="apple-system" fo:font-size="12pt"/>
    </style:style>
    <style:style style:name="P62" style:family="paragraph" style:parent-style-name="Standard" style:list-style-name="L1">
      <style:paragraph-properties fo:margin-left="0in" fo:margin-right="0in" fo:text-align="start" style:justify-single-word="false" fo:text-indent="0in" style:auto-text-indent="false" style:text-autospace="none"/>
      <style:text-properties fo:color="#000000" style:font-name="Consolas" fo:font-size="12pt" style:font-name-asian="Consolas" style:font-size-asian="12pt" style:font-name-complex="Consolas" style:font-size-complex="12pt"/>
    </style:style>
    <style:style style:name="P63" style:family="paragraph" style:parent-style-name="Standard" style:list-style-name="L3">
      <style:paragraph-properties fo:margin-left="0in" fo:margin-right="0in" fo:text-align="start" style:justify-single-word="false" fo:text-indent="0in" style:auto-text-indent="false" style:text-autospace="none"/>
      <style:text-properties fo:color="#000000" style:font-name="Consolas" fo:font-size="12pt" style:font-name-asian="Consolas" style:font-size-asian="12pt" style:font-name-complex="Consolas" style:font-size-complex="12pt"/>
    </style:style>
    <style:style style:name="P64" style:family="paragraph" style:parent-style-name="Standard" style:list-style-name="L3">
      <style:paragraph-properties fo:margin-left="0in" fo:margin-right="0in" fo:text-align="start" style:justify-single-word="false" fo:text-indent="0in" style:auto-text-indent="false" style:text-autospace="none"/>
      <style:text-properties fo:color="#d8d8d8" style:font-name="Consolas" fo:font-size="12pt"/>
    </style:style>
    <style:style style:name="P65" style:family="paragraph" style:parent-style-name="Standard" style:list-style-name="L3">
      <style:paragraph-properties fo:margin-left="0in" fo:margin-right="0in" fo:text-align="start" style:justify-single-word="false" fo:text-indent="0in" style:auto-text-indent="false" style:text-autospace="none"/>
      <style:text-properties fo:font-variant="normal" fo:text-transform="none" fo:color="#24292e" style:font-name="apple-system" fo:font-size="12pt" fo:letter-spacing="normal" fo:font-style="normal" fo:font-weight="normal"/>
    </style:style>
    <style:style style:name="P66" style:family="paragraph" style:parent-style-name="Standard" style:list-style-name="L1">
      <style:paragraph-properties fo:margin-left="0in" fo:margin-right="0in" fo:margin-top="0in" fo:margin-bottom="0.1665in" fo:line-height="125%" fo:text-align="start" style:justify-single-word="false" fo:orphans="2" fo:widows="2" fo:text-indent="0in" style:auto-text-indent="false" fo:padding-left="0in" fo:padding-right="0in" fo:padding-top="0in" fo:padding-bottom="0.0193in" fo:border-left="none" fo:border-right="none" fo:border-top="none" fo:border-bottom="0.0008in solid #eaecef" style:text-autospace="none"/>
      <style:text-properties fo:font-variant="normal" fo:text-transform="none" fo:color="#000000" style:font-name="Consolas" fo:font-size="12pt" fo:letter-spacing="normal" fo:font-style="normal" fo:font-weight="normal" style:font-name-asian="Consolas" style:font-size-asian="12pt" style:font-weight-asian="normal" style:font-name-complex="Consolas" style:font-size-complex="12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normal" style:font-weight-complex="normal"/>
    </style:style>
    <style:style style:name="T4" style:family="text">
      <style:text-properties fo:font-size="12pt"/>
    </style:style>
    <style:style style:name="T5" style:family="text">
      <style:text-properties fo:font-size="12pt" style:font-weight-asian="bold" style:font-weight-complex="bold"/>
    </style:style>
    <style:style style:name="T6" style:family="text">
      <style:text-properties fo:font-size="12pt" style:font-size-asian="12pt" style:font-size-complex="12pt"/>
    </style:style>
    <style:style style:name="T7" style:family="text">
      <style:text-properties fo:color="#000000" style:font-name="Consolas" style:font-name-asian="Consolas" style:font-size-asian="12pt" style:font-name-complex="Consolas" style:font-size-complex="12pt"/>
    </style:style>
    <style:style style:name="T8" style:family="text">
      <style:text-properties fo:color="#000000" style:font-name="Consolas" fo:font-size="12pt" style:font-name-asian="Consolas" style:font-size-asian="12pt" style:font-name-complex="Consolas" style:font-size-complex="12pt"/>
    </style:style>
    <style:style style:name="T9" style:family="text">
      <style:text-properties fo:color="#000000" style:font-name-asian="Consolas" style:font-size-asian="12pt" style:font-name-complex="Consolas" style:font-size-complex="12pt"/>
    </style:style>
    <style:style style:name="T10" style:family="text">
      <style:text-properties style:font-weight-asian="normal" style:font-weight-complex="normal"/>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style:font-weight-asian="bold" style:font-weight-complex="bold"/>
    </style:style>
    <style:style style:name="T15" style:family="text">
      <style:text-properties fo:font-variant="normal" fo:text-transform="none" fo:letter-spacing="normal" fo:font-style="normal" fo:font-weight="bold" style:font-weight-asian="bold" style:font-weight-complex="bold"/>
    </style:style>
    <style:style style:name="T16" style:family="text">
      <style:text-properties fo:font-variant="normal" fo:text-transform="none" fo:color="#24292e" style:font-name="apple-system" fo:letter-spacing="normal" fo:font-style="normal" fo:font-weight="normal"/>
    </style:style>
    <style:style style:name="T17" style:family="text">
      <style:text-properties fo:font-variant="normal" fo:text-transform="none" fo:color="#24292e" style:font-name="apple-system" fo:font-size="12pt" fo:letter-spacing="normal" fo:font-style="normal" fo:font-weight="normal" style:font-weight-asian="normal" style:font-weight-complex="normal"/>
    </style:style>
    <style:style style:name="T18" style:family="text">
      <style:text-properties fo:font-variant="normal" fo:text-transform="none" fo:color="#24292e" style:font-name="apple-system" fo:font-size="12pt" fo:letter-spacing="normal" fo:font-style="normal" style:font-weight-asian="bold" style:font-weight-complex="bold"/>
    </style:style>
    <style:style style:name="T19" style:family="text">
      <style:text-properties fo:font-variant="normal" fo:text-transform="none" fo:color="#000000" style:font-name="Consolas" fo:font-size="12pt" fo:letter-spacing="normal" fo:font-style="normal" fo:font-weight="normal" style:font-name-asian="Consolas" style:font-size-asian="12pt" style:font-name-complex="Consolas" style:font-size-complex="12pt"/>
    </style:style>
    <style:style style:name="T20" style:family="text">
      <style:text-properties fo:font-variant="normal" fo:text-transform="none" fo:font-size="12pt" fo:letter-spacing="normal" fo:font-style="normal" fo:font-weight="normal"/>
    </style:style>
    <style:style style:name="T21" style:family="text">
      <style:text-properties style:font-weight-asian="bold" style:font-weight-complex="bold"/>
    </style:style>
    <style:style style:name="T22" style:family="text">
      <style:text-properties style:font-size-asian="18pt" style:font-weight-asian="bold" style:font-size-complex="18pt" style:font-weight-complex="bold"/>
    </style:style>
    <style:style style:name="T23" style:family="text">
      <style:text-properties fo:font-size="18pt" style:font-size-asian="18pt" style:font-size-complex="18pt"/>
    </style:style>
    <style:style style:name="T24"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Marcus Gärdskog Hill</text:h>
      <text:p text:style-name="P31">Mg223hh</text:p>
      <text:p text:style-name="P32">Iteration 3, Testing</text:p>
      <text:p text:style-name="P30">mg223hh@student.lnu.se</text:p>
      <text:p text:style-name="Standard"><text:line-break/></text:p>
      <text:p text:style-name="P35"/>
      <text:p text:style-name="P31"><text:a xlink:type="simple" xlink:href="https://github.com/MarcusGHill/mg223hh1dv600" text:style-name="Internet_20_link" text:visited-style-name="Visited_20_Internet_20_Link">https://github.com/MarcusGHill/mg223hh1dv600</text: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47" text:outline-level="1"><text:soft-page-break/>Test Plan</text:h>
      <text:h text:style-name="P48" text:outline-level="1">Project hangman </text:h>
      <text:h text:style-name="P5" text:outline-level="2"><text:bookmark text:name="user-content-objective"/>Objective</text:h>
      <text:p text:style-name="P33">The objective is to test part of the code written so far for the project hangman application according to the instructions at <text:a xlink:type="simple" xlink:href="https://github.com/dntoll/1dv600/tree/master/A3" text:style-name="Internet_20_link" text:visited-style-name="Visited_20_Internet_20_Link">https://github.com/dntoll/1dv600/tree/master/A3</text:a>.<text:line-break/><text:line-break/></text:p>
      <text:p text:style-name="P34">What to test and how</text:p>
      <text:p text:style-name="P33">All tests in this report is dynamic and done by the author, first I will manually test the "Choose wikipedia site to fetch words from" refered to as “wikipedia” in this report and the "quit game" use case. The wikipedia use case has a lot of moving parts and is best tested manually so that I can make sure that I have internet connection and if it takes a lot of time I can manually check what might be going on. Also I am scraping wikipedia and I don't want to automate it and accidentally make to many calls and get my IP blocked. The quit game use case will also be manually tested because it is a easy enough test to do manually, there is not to many possible outcomes and It won't take to much time.</text:p>
      <text:p text:style-name="P33">Then I will write two Junit tests each for two methods. The first method is addHighScore() in the HighScore class to check that the highscores get added and sorted properly so that the highscore can be displayed in the correct way. This method works well for automated testing as it got simple inputs and is easy to check if it performed correctly. The second method that I will create Junit tests for is initializeHangman() in the gameLogic class. The tests will make sure that the hangman get initialized in the correct form and look exactly the same every time. This method is also well suited for automated testing since I might miss small changes in the hangman "image" by just looking at it but the automated test will find any deviation. <text:s/>Lastly one automated Junit test called checkNickNameTest() that will detect a failure in a incomplete method for checking if a nickname is saved.</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h text:style-name="P6" text:outline-level="2">Time plan</text:h>
      <table:table table:name="Tabell4" table:style-name="Tabell4">
        <table:table-column table:style-name="Tabell4.A" table:number-columns-repeated="3"/>
        <table:table-row>
          <table:table-cell table:style-name="Tabell4.A1" office:value-type="string">
            <text:p text:style-name="P40">Task</text:p>
          </table:table-cell>
          <table:table-cell table:style-name="Tabell4.A1" office:value-type="string">
            <text:p text:style-name="P40">Estimated time</text:p>
          </table:table-cell>
          <table:table-cell table:style-name="Tabell4.C1" office:value-type="string">
            <text:p text:style-name="P40">Actual time</text:p>
          </table:table-cell>
        </table:table-row>
        <table:table-row>
          <table:table-cell table:style-name="Tabell4.A2" office:value-type="string">
            <text:p text:style-name="P39">Manual test case</text:p>
          </table:table-cell>
          <table:table-cell table:style-name="Tabell4.A2" office:value-type="string">
            <text:p text:style-name="P39">2 hours</text:p>
          </table:table-cell>
          <table:table-cell table:style-name="Tabell4.C2" office:value-type="string">
            <text:p text:style-name="P39">8 hours</text:p>
          </table:table-cell>
        </table:table-row>
        <table:table-row>
          <table:table-cell table:style-name="Tabell4.A2" office:value-type="string">
            <text:p text:style-name="P39">Unit test</text:p>
          </table:table-cell>
          <table:table-cell table:style-name="Tabell4.A2" office:value-type="string">
            <text:p text:style-name="P39">3 hours</text:p>
          </table:table-cell>
          <table:table-cell table:style-name="Tabell4.C2" office:value-type="string">
            <text:p text:style-name="P39">9 hours</text:p>
          </table:table-cell>
        </table:table-row>
        <table:table-row>
          <table:table-cell table:style-name="Tabell4.A2" office:value-type="string">
            <text:p text:style-name="P39">Running manual test</text:p>
          </table:table-cell>
          <table:table-cell table:style-name="Tabell4.A2" office:value-type="string">
            <text:p text:style-name="P39">1 hours</text:p>
          </table:table-cell>
          <table:table-cell table:style-name="Tabell4.C2" office:value-type="string">
            <text:p text:style-name="P39">1 hours</text:p>
          </table:table-cell>
        </table:table-row>
        <table:table-row>
          <table:table-cell table:style-name="Tabell4.A2" office:value-type="string">
            <text:p text:style-name="P39">Create test report</text:p>
          </table:table-cell>
          <table:table-cell table:style-name="Tabell4.A2" office:value-type="string">
            <text:p text:style-name="P39">5 hours</text:p>
          </table:table-cell>
          <table:table-cell table:style-name="Tabell4.C2" office:value-type="string">
            <text:p text:style-name="P39">15 hours</text:p>
          </table:table-cell>
        </table:table-row>
      </table:table>
      <text:p text:style-name="P3"/>
      <text:p text:style-name="P2"/>
      <text:p text:style-name="P2"/>
      <text:p text:style-name="P2"/>
      <text:p text:style-name="P2"/>
      <text:p text:style-name="P2"/>
      <text:p text:style-name="P2"/>
      <text:p text:style-name="P2"/>
      <text:p text:style-name="P2"/>
      <text:h text:style-name="P6" text:outline-level="2"><text:soft-page-break/>Manual Test-Cases</text:h>
      <text:h text:style-name="P9" text:outline-level="3"><text:bookmark text:name="user-content-tc11-store-name-successful"/>TC1 <text:s/><text:span text:style-name="T5">Choose wikipedia site to fetch words from</text:span></text:h>
      <text:p text:style-name="P13">Use case: <text:span text:style-name="T2">Choose wikipedia site to fetch words from</text:span></text:p>
      <text:p text:style-name="P13"><text:span text:style-name="T2">What's tested: </text:span>The applications ability to fetch words for the game from a English wikipedia site.</text:p>
      <text:p text:style-name="P13"><text:span text:style-name="T2">Scenario: </text:span>Successfully fetch words from chosen wikipedia</text:p>
      <text:p text:style-name="P13"><text:span text:style-name="T2">Precondition: </text:span>Active internet connection and application started</text:p>
      <text:p text:style-name="P13">Test steps</text:p>
      <text:p text:style-name="P13">1. Run the app in IDE</text:p>
      <text:p text:style-name="P13">System shows:</text:p>
      <text:p text:style-name="P13">"--welcome, to start game type start and press Enter</text:p>
      <text:p text:style-name="P13">--if you want to choose what wikipedia site to fetch your words from type the address</text:p>
      <text:p text:style-name="P13">and press enter to start the game. Type quit at any time terminate <text:tab/>the application</text:p>
      <text:p text:style-name="P13">Example <text:a xlink:type="simple" xlink:href="https://en.wikipedia.org/wiki/Stockholm" text:style-name="Internet_20_link" text:visited-style-name="Visited_20_Internet_20_Link">https://en.wikipedia.org/wiki/Stockholm</text:a>"<text:line-break/></text:p>
      <text:p text:style-name="P13">2. Enter the address " https://en.wikipedia.org/wiki/Stockholm" and press enter</text:p>
      <text:p text:style-name="P13">Game starts and shows:</text:p>
      <text:p text:style-name="P13">amount of wrong guesses = 0</text:p>
      <text:p text:style-name="P13"><text:tab/>your wrong guesses = </text:p>
      <text:p text:style-name="P13"><text:tab/>............</text:p>
      <text:p text:style-name="P13"><text:tab/>Take a guess!</text:p>
      <text:p text:style-name="P13"><text:s/>3.Push q and hit enter</text:p>
      <text:p text:style-name="P13">Repeat step 3 changing q for w,t,p,s,d,g,h,k,l,z,x,c,v,b,n,m,until game finish </text:p>
      <text:p text:style-name="P13"><text:soft-page-break/>Game shows:</text:p>
      <text:list xml:id="list6502921284408553885" text:style-name="L1">
        <text:list-header>
          <text:p text:style-name="P49"><text:s/>____</text:p>
          <text:p text:style-name="P62"><text:tab/> | <text:s text:c="3"/>o <text:s/></text:p>
          <text:p text:style-name="P62"><text:tab/> | <text:s text:c="2"/>/|\ <text:s text:c="2"/></text:p>
          <text:p text:style-name="P62"><text:s/>| <text:s text:c="3"/>| <text:s/></text:p>
          <text:p text:style-name="P62"><text:s/>| <text:s text:c="2"/>/ \</text:p>
          <text:p text:style-name="P62"><text:s/>|_ </text:p>
          <text:p text:style-name="P62">| <text:s text:c="2"/>|______ <text:s/></text:p>
          <text:p text:style-name="P62"><text:tab/>| <text:s text:c="9"/>| <text:s/></text:p>
          <text:p text:style-name="P62"><text:tab/>|__________| </text:p>
          <text:p text:style-name="P66"><text:tab/>GAME OVER!, hit Enter to restart application, the answer was <text:tab/>continental</text:p>
        </text:list-header>
      </text:list>
      <text:p text:style-name="P13"><text:s/>4. Copy the word after "the answer was " and go to https://en.wikipedia.org/wiki/Stockholm</text:p>
      <text:p text:style-name="P13">5. crl + F Search for the word to see that the word got pulled from the page.</text:p>
      <text:p text:style-name="P15"/>
      <text:p text:style-name="P15">Expected</text:p>
      <text:p text:style-name="P13">The crl + F search should find the word on the page</text:p>
      <text:p text:style-name="P13">Game asks user to hit enter to restart application</text:p>
      <text:p text:style-name="P36"/>
      <table:table table:name="Tabell5" table:style-name="Tabell5">
        <table:table-column table:style-name="Tabell5.A"/>
        <table:table-column table:style-name="Tabell5.B"/>
        <table:table-row table:style-name="Tabell5.1">
          <table:table-cell table:style-name="Tabell5.A1" office:value-type="string">
            <text:p text:style-name="P41">Test successfull</text:p>
          </table:table-cell>
          <table:table-cell table:style-name="Tabell5.B1" office:value-type="string">
            <text:p text:style-name="P41">Test unsuccessfull</text:p>
          </table:table-cell>
        </table:table-row>
        <table:table-row>
          <table:table-cell table:style-name="Tabell5.A2" office:value-type="string">
            <text:p text:style-name="P41">OK</text:p>
          </table:table-cell>
          <table:table-cell table:style-name="Tabell5.B2" office:value-type="string">
            <text:p text:style-name="P41"/>
          </table:table-cell>
        </table:table-row>
      </table:table>
      <text:list xml:id="list2333694851059049894" text:style-name="L2">
        <text:list-header>
          <text:p text:style-name="P50"><text:line-break/><text:span text:style-name="T2">Note: <text:line-break/></text:span><text:span text:style-name="T10">Test was successfull every time it was conducted</text:span></text:p>
        </text:list-header>
      </text:list>
      <text:p text:style-name="P16"/>
      <text:p text:style-name="P16"/>
      <text:p text:style-name="P16"/>
      <text:h text:style-name="P8" text:outline-level="3"><text:soft-page-break/>TC1.2 invalid adress prompt user for new adress</text:h>
      <text:p text:style-name="P17">Use case: <text:span text:style-name="T2">Choose wikipedia site to fetch words from<text:line-break/><text:line-break/></text:span><text:span text:style-name="T3">What's tested: </text:span><text:span text:style-name="T10">The applications ability recognize an incomplete address and tell the user to try again.</text:span></text:p>
      <text:p text:style-name="P17"><text:span text:style-name="T3">Scenario: </text:span><text:span text:style-name="T10">unsuccessful to fetch words from the address given.</text:span></text:p>
      <text:p text:style-name="P17"><text:span text:style-name="T3">Precondition:</text:span><text:span text:style-name="T10"> user is at the main menu.</text:span></text:p>
      <text:p text:style-name="P23"><text:bookmark text:name="user-content-test-steps-1"/>Test steps</text:p>
      <text:list xml:id="list450648018903285769" text:style-name="L3">
        <text:list-header>
          <text:p text:style-name="P51">1.Run the app in IDE</text:p>
        </text:list-header>
        <text:list-item>
          <text:p text:style-name="P58"><text:span text:style-name="T13">System shows:<text:line-break/>"</text:span><text:span text:style-name="T7">--welcome, to start game type start and press Enter</text:span></text:p>
          <text:p text:style-name="P63"/>
          <text:p text:style-name="P63"><text:tab/>--if you want to choose what wikipedia site to fetch your words <text:tab/>from type the adress</text:p>
          <text:p text:style-name="P63"><text:tab/>and press enter to start the game. Type quit at any time terminate <text:tab/>the application</text:p>
          <text:p text:style-name="P64"><text:span text:style-name="T9"><text:tab/>Example </text:span><text:a xlink:type="simple" xlink:href="https://en.wikipedia.org/wiki/Stockholm" text:style-name="Internet_20_link" text:visited-style-name="Visited_20_Internet_20_Link">https://en.wikipedia.org/wiki/Stockholm</text:a><text:span text:style-name="T16">"</text:span></text:p>
          <text:p text:style-name="P65"/>
        </text:list-item>
      </text:list>
      <text:p text:style-name="P24"/>
      <text:list xml:id="list23548136" text:continue-numbering="true" text:style-name="L3">
        <text:list-header>
          <text:p text:style-name="P60"><text:span text:style-name="T20">2.Enter the adress “ </text:span><text:span text:style-name="T8">ht://en.wikipedia.org/wiki/nothingheretosee</text:span><text:span text:style-name="T19">”</text:span><text:span text:style-name="T20"> and press enter</text:span></text:p>
        </text:list-header>
        <text:list-item>
          <text:p text:style-name="P56"><text:bookmark text:name="user-content-expected-1"/>Expected</text:p>
        </text:list-item>
      </text:list>
      <text:list xml:id="list5903353102514684660" text:style-name="L4">
        <text:list-item>
          <text:p text:style-name="P59"><text:span text:style-name="T13">The system should show the text "</text:span><text:span text:style-name="T7">the URL does not look right, try again and follow the format https://en.wikipedia.org/wiki/Stockholm</text:span><text:span text:style-name="T13">"</text:span></text:p>
        </text:list-item>
        <text:list-item>
          <text:p text:style-name="P52">System shows main menu again and waits for input.</text:p>
        </text:list-item>
      </text:list>
      <table:table table:name="Tabell6" table:style-name="Tabell6">
        <table:table-column table:style-name="Tabell6.A"/>
        <table:table-column table:style-name="Tabell6.B"/>
        <table:table-row table:style-name="Tabell6.1">
          <table:table-cell table:style-name="Tabell6.A1" office:value-type="string">
            <text:p text:style-name="P41">Test successfull</text:p>
          </table:table-cell>
          <table:table-cell table:style-name="Tabell6.B1" office:value-type="string">
            <text:p text:style-name="P41">Test unsuccessfull</text:p>
          </table:table-cell>
        </table:table-row>
        <table:table-row>
          <table:table-cell table:style-name="Tabell6.A2" office:value-type="string">
            <text:p text:style-name="P41">OK</text:p>
          </table:table-cell>
          <table:table-cell table:style-name="Tabell6.B2" office:value-type="string">
            <text:p text:style-name="P41"/>
          </table:table-cell>
        </table:table-row>
      </table:table>
      <text:h text:style-name="P7" text:outline-level="3">Note:<text:line-break/><text:span text:style-name="T11">Test was successfull every time it was conducted</text:span></text:h>
      <text:p text:style-name="P4"/>
      <text:h text:style-name="P10" text:outline-level="3"><text:soft-page-break/>TC2 <text:s/><text:span text:style-name="T21">Quit game</text:span></text:h>
      <text:p text:style-name="P18"><text:span text:style-name="T1">Use case:</text:span> <text:s/>Quit game</text:p>
      <text:p text:style-name="P19"><text:span text:style-name="T2">What's tested: </text:span>The users ability to terminate the application from the main menu.</text:p>
      <text:p text:style-name="P18"><text:span text:style-name="T1">Scenario: </text:span>terminate the application from main menu</text:p>
      <text:p text:style-name="P18"><text:span text:style-name="T1">Precondition: </text:span>user is at the main menu.</text:p>
      <text:h text:style-name="P1" text:outline-level="4">Test steps</text:h>
      <text:list xml:id="list23534668" text:continue-list="list23548136" text:style-name="L3">
        <text:list-header>
          <text:p text:style-name="P51">1. Run the app in IDE</text:p>
        </text:list-header>
        <text:list-item>
          <text:p text:style-name="P58"><text:span text:style-name="T13">System shows:<text:line-break/>"</text:span><text:span text:style-name="T7">--welcome, to start game type start and press Enter</text:span></text:p>
          <text:p text:style-name="P63"/>
          <text:p text:style-name="P63"><text:tab/>--if you want to choose what wikipedia site to fetch your words <text:tab/>from type the adress</text:p>
          <text:p text:style-name="P63"><text:tab/>and press enter to start the game. Type quit at any time terminate <text:tab/>the application</text:p>
          <text:p text:style-name="P64"><text:span text:style-name="T9"><text:s/><text:tab/>Example </text:span><text:a xlink:type="simple" xlink:href="https://en.wikipedia.org/wiki/Stockholm" text:style-name="Internet_20_link" text:visited-style-name="Visited_20_Internet_20_Link">https://en.wikipedia.org/wiki/Stockholm</text:a><text:span text:style-name="T16">"</text:span></text:p>
          <text:p text:style-name="P65"/>
          <text:p text:style-name="P65"/>
          <text:p text:style-name="P51">2.Enter “quit” and hit enter</text:p>
          <text:p text:style-name="P51">3.systems shows “Are you sure you want to terminate? Yes/no”</text:p>
          <text:p text:style-name="P51">4.Enter “yes” and hit enter</text:p>
        </text:list-item>
      </text:list>
      <text:h text:style-name="P9" text:outline-level="3">Expected</text:h>
      <text:list xml:id="list5470065751681306281" text:style-name="L5">
        <text:list-item>
          <text:p text:style-name="P53">The system should terminate the application.</text:p>
        </text:list-item>
      </text:list>
      <table:table table:name="Tabell7" table:style-name="Tabell7">
        <table:table-column table:style-name="Tabell7.A"/>
        <table:table-column table:style-name="Tabell7.B"/>
        <table:table-row table:style-name="Tabell7.1">
          <table:table-cell table:style-name="Tabell7.A1" office:value-type="string">
            <text:p text:style-name="P41">Test successfull</text:p>
          </table:table-cell>
          <table:table-cell table:style-name="Tabell7.B1" office:value-type="string">
            <text:p text:style-name="P41">Test unsuccessfull</text:p>
          </table:table-cell>
        </table:table-row>
        <table:table-row>
          <table:table-cell table:style-name="Tabell7.A2" office:value-type="string">
            <text:p text:style-name="P41">OK</text:p>
          </table:table-cell>
          <table:table-cell table:style-name="Tabell7.B2" office:value-type="string">
            <text:p text:style-name="P41"/>
          </table:table-cell>
        </table:table-row>
      </table:table>
      <text:p text:style-name="P37"/>
      <text:p text:style-name="P14">Note: <text:span text:style-name="T12">This should work at any time during the game and does not have to be done at main menu.</text:span></text:p>
      <text:h text:style-name="P10" text:outline-level="3"><text:soft-page-break/>TC2.1 <text:s/><text:span text:style-name="T21">Quit game, change mind.</text:span></text:h>
      <text:p text:style-name="P18"><text:span text:style-name="T1">Use case:</text:span> <text:s/>Quit game.</text:p>
      <text:p text:style-name="P19"><text:span text:style-name="T2">Whats tested: </text:span>Terminate the application from the main menu but change mind.</text:p>
      <text:p text:style-name="P18"><text:span text:style-name="T1">Scenario: </text:span>starting termination of the application from main menu when writing “quit” and hitting enter then typing “no” and hitting enter to return to main menu.</text:p>
      <text:p text:style-name="P18"><text:span text:style-name="T1">Precondition: </text:span>user is at the main menu.</text:p>
      <text:p text:style-name="P22">Test steps</text:p>
      <text:list xml:id="list23548139" text:continue-list="list23534668" text:style-name="L3">
        <text:list-header>
          <text:p text:style-name="P51">1.Run the app in IDE</text:p>
        </text:list-header>
        <text:list-item>
          <text:p text:style-name="P58"><text:span text:style-name="T13">System shows:<text:line-break/>"</text:span><text:span text:style-name="T7">--welcome, to start game type start and press Enter</text:span></text:p>
          <text:p text:style-name="P63"/>
          <text:p text:style-name="P63"><text:tab/>--if you want to choose what wikipedia site to fetch your words <text:tab/>from type the adress</text:p>
          <text:p text:style-name="P63"><text:tab/>and press enter to start the game. Type quit at any time terminate <text:tab/>the application</text:p>
          <text:p text:style-name="P64"><text:span text:style-name="T9"><text:s/><text:tab/>Example </text:span><text:a xlink:type="simple" xlink:href="https://en.wikipedia.org/wiki/Stockholm" text:style-name="Internet_20_link" text:visited-style-name="Visited_20_Internet_20_Link">https://en.wikipedia.org/wiki/Stockholm</text:a><text:span text:style-name="T16">"</text:span></text:p>
          <text:p text:style-name="P65"/>
          <text:p text:style-name="P65"/>
          <text:p text:style-name="P51">2.Enter “quit” and hit enter</text:p>
          <text:p text:style-name="P51">3.systems shows “Are you sure you want to terminate? Yes/no”</text:p>
          <text:p text:style-name="P57"><text:span text:style-name="T4">4.Enter “no” and hit enter<text:line-break/></text:span><text:span text:style-name="T1">Expected</text:span></text:p>
        </text:list-item>
      </text:list>
      <text:list xml:id="list7075883872204173204" text:style-name="L6">
        <text:list-item>
          <text:p text:style-name="P54">The system should return to main menu and await input.<text:line-break/></text:p>
        </text:list-item>
      </text:list>
      <table:table table:name="Tabell8" table:style-name="Tabell8">
        <table:table-column table:style-name="Tabell8.A"/>
        <table:table-column table:style-name="Tabell8.B"/>
        <table:table-row table:style-name="Tabell8.1">
          <table:table-cell table:style-name="Tabell8.A1" office:value-type="string">
            <text:list xml:id="list23531877" text:continue-numbering="true" text:style-name="L6">
              <text:list-header>
                <text:p text:style-name="P61">Test successfull</text:p>
              </text:list-header>
            </text:list>
          </table:table-cell>
          <table:table-cell table:style-name="Tabell8.B1" office:value-type="string">
            <text:list xml:id="list23530730" text:continue-numbering="true" text:style-name="L6">
              <text:list-header>
                <text:p text:style-name="P61">Test unsuccessfull</text:p>
              </text:list-header>
            </text:list>
          </table:table-cell>
        </table:table-row>
        <table:table-row>
          <table:table-cell table:style-name="Tabell8.A2" office:value-type="string">
            <text:list xml:id="list23534522" text:continue-numbering="true" text:style-name="L6">
              <text:list-header>
                <text:p text:style-name="P61">OK</text:p>
              </text:list-header>
            </text:list>
          </table:table-cell>
          <table:table-cell table:style-name="Tabell8.B2" office:value-type="string">
            <text:list xml:id="list23528094" text:continue-numbering="true" text:style-name="L6">
              <text:list-header>
                <text:p text:style-name="P61"/>
              </text:list-header>
            </text:list>
          </table:table-cell>
        </table:table-row>
      </table:table>
      <text:list xml:id="list23530921" text:continue-numbering="true" text:style-name="L6">
        <text:list-header>
          <text:p text:style-name="P55"><text:line-break/>Note: </text:p>
        </text:list-header>
      </text:list>
      <text:p text:style-name="P38"><text:span text:style-name="T15">1.</text:span><text:span text:style-name="T13">Anything but “yes” will return user to main menu.</text:span><text:span text:style-name="T14"> </text:span></text:p>
      <text:p text:style-name="P14">2.<text:span text:style-name="T12">This will work at any time during the game and does not have to be done at main menu.</text:span></text:p>
      <text:h text:style-name="P6" text:outline-level="2"><text:soft-page-break/>Test Report</text:h>
      <text:p text:style-name="P17">Test traceability and success matrix </text:p>
      <table:table table:name="Tabell1" table:style-name="Tabell1">
        <table:table-column table:style-name="Tabell1.A" table:number-columns-repeated="3"/>
        <table:table-row>
          <table:table-cell table:style-name="Tabell1.A1" office:value-type="string">
            <text:p text:style-name="P45">Test</text:p>
          </table:table-cell>
          <table:table-cell table:style-name="Tabell1.A1" office:value-type="string">
            <text:p text:style-name="P46">UC Wiki</text:p>
          </table:table-cell>
          <table:table-cell table:style-name="Tabell1.C1" office:value-type="string">
            <text:p text:style-name="P46">UC Quit</text:p>
          </table:table-cell>
        </table:table-row>
        <table:table-row>
          <table:table-cell table:style-name="Tabell1.A2" office:value-type="string">
            <text:p text:style-name="P43">TC1.1</text:p>
          </table:table-cell>
          <table:table-cell table:style-name="Tabell1.A2" office:value-type="string">
            <text:p text:style-name="P44">OK</text:p>
          </table:table-cell>
          <table:table-cell table:style-name="Tabell1.C2" office:value-type="string">
            <text:p text:style-name="P41"/>
          </table:table-cell>
        </table:table-row>
        <table:table-row>
          <table:table-cell table:style-name="Tabell1.A2" office:value-type="string">
            <text:p text:style-name="P43">TC1.2</text:p>
          </table:table-cell>
          <table:table-cell table:style-name="Tabell1.A2" office:value-type="string">
            <text:p text:style-name="P44">OK</text:p>
          </table:table-cell>
          <table:table-cell table:style-name="Tabell1.C2" office:value-type="string">
            <text:p text:style-name="P41"/>
          </table:table-cell>
        </table:table-row>
        <table:table-row>
          <table:table-cell table:style-name="Tabell1.A2" office:value-type="string">
            <text:p text:style-name="P43">TC2.1</text:p>
          </table:table-cell>
          <table:table-cell table:style-name="Tabell1.A2" office:value-type="string">
            <text:p text:style-name="P44"/>
          </table:table-cell>
          <table:table-cell table:style-name="Tabell1.C2" office:value-type="string">
            <text:p text:style-name="P41">OK</text:p>
          </table:table-cell>
        </table:table-row>
        <table:table-row>
          <table:table-cell table:style-name="Tabell1.A2" office:value-type="string">
            <text:p text:style-name="P43">TC2.2</text:p>
          </table:table-cell>
          <table:table-cell table:style-name="Tabell1.A2" office:value-type="string">
            <text:p text:style-name="P44"/>
          </table:table-cell>
          <table:table-cell table:style-name="Tabell1.C2" office:value-type="string">
            <text:p text:style-name="P41">OK</text:p>
          </table:table-cell>
        </table:table-row>
        <table:table-row>
          <table:table-cell table:style-name="Tabell1.A2" office:value-type="string">
            <text:p text:style-name="P43">COVERAGE &amp; SUCCESS</text:p>
          </table:table-cell>
          <table:table-cell table:style-name="Tabell1.A2" office:value-type="string">
            <text:p text:style-name="P44">2/OK</text:p>
          </table:table-cell>
          <table:table-cell table:style-name="Tabell1.C2" office:value-type="string">
            <text:p text:style-name="P41">2/OK</text:p>
          </table:table-cell>
        </table:table-row>
      </table:table>
      <text:p text:style-name="P21"/>
      <text:p text:style-name="P21">Automated unit test coverage and success</text:p>
      <table:table table:name="Tabell2" table:style-name="Tabell2">
        <table:table-column table:style-name="Tabell2.A" table:number-columns-repeated="3"/>
        <table:table-row>
          <table:table-cell table:style-name="Tabell2.A1" office:value-type="string">
            <text:p text:style-name="P41">Test</text:p>
          </table:table-cell>
          <table:table-cell table:style-name="Tabell2.A1" office:value-type="string">
            <text:p text:style-name="P41">Method tested</text:p>
          </table:table-cell>
          <table:table-cell table:style-name="Tabell2.C1" office:value-type="string">
            <text:p text:style-name="P41">Coverage &amp; success</text:p>
          </table:table-cell>
        </table:table-row>
        <table:table-row>
          <table:table-cell table:style-name="Tabell2.A2" office:value-type="string">
            <text:p text:style-name="P41">InitializeHangmanTest</text:p>
          </table:table-cell>
          <table:table-cell table:style-name="Tabell2.A2" office:value-type="string">
            <text:p text:style-name="P41">initializeHangman()</text:p>
          </table:table-cell>
          <table:table-cell table:style-name="Tabell2.C2" office:value-type="string">
            <text:p text:style-name="P41">100/OK <text:s/></text:p>
          </table:table-cell>
        </table:table-row>
        <table:table-row>
          <table:table-cell table:style-name="Tabell2.A2" office:value-type="string">
            <text:p text:style-name="P41">testAddHighScore</text:p>
          </table:table-cell>
          <table:table-cell table:style-name="Tabell2.A2" office:value-type="string">
            <text:p text:style-name="P41">HighScore.addHighScore()</text:p>
          </table:table-cell>
          <table:table-cell table:style-name="Tabell2.C2" office:value-type="string">
            <text:p text:style-name="P41">100/OK</text:p>
          </table:table-cell>
        </table:table-row>
        <table:table-row>
          <table:table-cell table:style-name="Tabell2.A2" office:value-type="string">
            <text:p text:style-name="P41">testgetHighScore</text:p>
          </table:table-cell>
          <table:table-cell table:style-name="Tabell2.A2" office:value-type="string">
            <text:p text:style-name="P41">HighScore.getHighScore()</text:p>
          </table:table-cell>
          <table:table-cell table:style-name="Tabell2.C2" office:value-type="string">
            <text:p text:style-name="P41">100/OK</text:p>
          </table:table-cell>
        </table:table-row>
        <table:table-row>
          <table:table-cell table:style-name="Tabell2.A2" office:value-type="string">
            <text:p text:style-name="P41">checkNickNamesTest</text:p>
          </table:table-cell>
          <table:table-cell table:style-name="Tabell2.A2" office:value-type="string">
            <text:p text:style-name="P41">checkNickNames</text:p>
          </table:table-cell>
          <table:table-cell table:style-name="Tabell2.C2" office:value-type="string">
            <text:p text:style-name="P41">100/OK</text:p>
          </table:table-cell>
        </table:table-row>
      </table:table>
      <text:h text:style-name="P9" text:outline-level="3"><text:bookmark text:name="user-content-comment"/>Comment</text:h>
      <text:p text:style-name="P17">All tests that tested complete methods pass, next iteration I need to focus on extending use cases and if needed refactor the code. </text:p>
      <text:p text:style-name="P12"/>
      <text:p text:style-name="P12"/>
      <text:p text:style-name="P12"/>
      <text:p text:style-name="P12"/>
      <text:p text:style-name="P12"/>
      <text:p text:style-name="P12"/>
      <text:p text:style-name="P12"/>
      <text:p text:style-name="P26"><text:soft-page-break/>Automated Junit test cases</text:p>
      <text:p text:style-name="P26"/>
      <text:p text:style-name="P25"><text:span text:style-name="T22">Test case 1:</text:span><text:span text:style-name="T18"><text:line-break/></text:span><text:span text:style-name="T17">Whats tested: The applications ability to create the hangman in the right porportions</text:span></text:p>
      <text:p text:style-name="P20">Precondition: application started</text:p>
      <text:p text:style-name="P26"/>
      <text:p text:style-name="P27"/>
      <text:p text:style-name="P27"><text:span text:style-name="T23">Coverage,</text:span><text:span text:style-name="T6"> </text:span>initializeHangmanTest():</text:p>
      <text:p text:style-name="P28"/>
      <text:p text:style-name="P27"><draw:frame draw:style-name="fr1" draw:name="grafik2" text:anchor-type="paragraph" svg:x="0.1661in" svg:y="0.0457in" svg:width="5.2402in" svg:height="2.4693in" draw:z-index="1"><draw:image xlink:href="Pictures/20000007000033FE000018802D8AA9A6.svm" xlink:type="simple" xlink:show="embed" xlink:actuate="onLoad"/></draw:frame><text:line-break/><text:line-break/><text:line-break/></text:p>
      <text:p text:style-name="P27"/>
      <text:p text:style-name="P27"/>
      <text:p text:style-name="P27"/>
      <text:p text:style-name="P27"/>
      <text:p text:style-name="P27"><text:line-break/><text:line-break/><text:line-break/></text:p>
      <text:p text:style-name="P27"/>
      <text:p text:style-name="P27"/>
      <text:p text:style-name="P27"/>
      <text:p text:style-name="P27"/>
      <text:p text:style-name="P27"/>
      <text:p text:style-name="P27"/>
      <text:p text:style-name="P27"/>
      <text:p text:style-name="P27"><text:soft-page-break/></text:p>
      <text:p text:style-name="P27"><text:span text:style-name="T23">Test code, </text:span>initializeHangmanTest():</text:p>
      <text:p text:style-name="P27"/>
      <text:p text:style-name="P27"><draw:frame draw:style-name="fr2" draw:name="grafik1" text:anchor-type="paragraph" svg:width="6.6929in" svg:height="5.7075in" draw:z-index="0"><draw:image xlink:href="Pictures/200000070000543D000047D613A788EC.svm"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5"><text:span text:style-name="T22">Test case 2:</text:span><text:span text:style-name="T18"><text:line-break/></text:span><text:span text:style-name="T17">Whats tested: To add to highscore and keep highscore sorted</text:span></text:p>
      <text:p text:style-name="P20">Precondition: application started</text:p>
      <text:p text:style-name="P27"/>
      <text:p text:style-name="P27"/>
      <text:p text:style-name="P28"><text:span text:style-name="T23">coverage, t</text:span><text:span text:style-name="T24">estAddHighScore():</text:span></text:p>
      <text:p text:style-name="P28"/>
      <text:p text:style-name="P28"/>
      <text:p text:style-name="P28"/>
      <text:p text:style-name="P28"><draw:frame draw:style-name="fr3" draw:name="grafik7" text:anchor-type="paragraph" svg:width="6.6929in" svg:height="2.5165in" draw:z-index="2"><draw:image xlink:href="Pictures/200000070000737300002B6AFBA5D2C7.svm" xlink:type="simple" xlink:show="embed" xlink:actuate="onLoad"/></draw:frame></text:p>
      <text:p text:style-name="P28"/>
      <text:p text:style-name="P28"/>
      <text:p text:style-name="P28"/>
      <text:p text:style-name="P28"/>
      <text:p text:style-name="P28"/>
      <text:p text:style-name="P28"/>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6"><text:soft-page-break/>Test code part 1, <text:span text:style-name="T24">testAddHighScore():</text:span></text:p>
      <text:p text:style-name="P28"/>
      <text:p text:style-name="P28"><draw:frame draw:style-name="fr4" draw:name="grafik5" text:anchor-type="paragraph" svg:width="6.6929in" svg:height="4.6575in" draw:z-index="5"><draw:image xlink:href="Pictures/200000070000570700003C927D1C75B2.svm"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5"><text:span text:style-name="T22">Test case 3:</text:span><text:span text:style-name="T18"><text:line-break/></text:span><text:span text:style-name="T17">Whats tested: the functionality to retrive the name of the winner</text:span></text:p>
      <text:p text:style-name="P20"><text:soft-page-break/>Precondition: application started</text:p>
      <text:p text:style-name="P29"/>
      <text:p text:style-name="P42"/>
      <text:p text:style-name="P42"/>
      <text:p text:style-name="P42">checkNickNamesTest:</text:p>
      <text:p text:style-name="P28">coverage:</text:p>
      <text:p text:style-name="P28"><draw:frame draw:style-name="fr4" draw:name="grafik4" text:anchor-type="paragraph" svg:width="5.0634in" svg:height="0.802in" draw:z-index="4"><draw:image xlink:href="Pictures/200000070000323C000007F6AACC0E5A.svm" xlink:type="simple" xlink:show="embed" xlink:actuate="onLoad"/></draw:frame></text:p>
      <text:p text:style-name="P28"/>
      <text:p text:style-name="P28">Test code:</text:p>
      <text:p text:style-name="P28"><draw:frame draw:style-name="fr5" draw:name="grafik3" text:anchor-type="paragraph" svg:width="5.5728in" svg:height="3.552in" draw:z-index="3"><draw:image xlink:href="Pictures/200000070000374C0000233F015DE413.svm" xlink:type="simple" xlink:show="embed" xlink:actuate="onLoad"/></draw:frame></text:p>
      <text:p text:style-name="P28"/>
      <text:p text:style-name="P28"/>
      <text:p text:style-name="P26">Reflection:</text:p>
      <text:p text:style-name="P11">Before this iteration the word testing sounded really boring to me and I thought it was something I would not like, how ever this iteration has been eye opening for me. My code in this project is not very great. It's not written to be tested since I have never really tested before I did not think about it. <text:s/>I have gained a lot of understanding of what I need to do differently when I code and I'm looking forward to writing code with testing in mind since it will be so much better and I will have alot more confidence in the code I produ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ew times roman" svg:font-family="'New times roman'"/>
    <style:font-face style:name="OpenSymbol" svg:font-family="OpenSymbol"/>
    <style:font-face style:name="Roboto" svg:font-family="Roboto, RobotoDraft, Arial, sans-serif"/>
    <style:font-face style:name="apple-system" svg:font-family="apple-system, BlinkMacSystemFont, 'Segoe UI', Helvetica, Arial, sans-serif, 'Apple Color Emoji', 'Segoe UI Emoji', 'Segoe UI 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dd ddd</meta:initial-creator>
    <meta:creation-date>2019-03-07T22:53:15.77</meta:creation-date>
    <dc:date>2019-03-20T03:33:50.81</dc:date>
    <dc:creator>ddd ddd</dc:creator>
    <meta:editing-duration>P1DT4H15M21S</meta:editing-duration>
    <meta:editing-cycles>9</meta:editing-cycles>
    <meta:generator>OpenOffice/4.1.5$Win32 OpenOffice.org_project/415m1$Build-9789</meta:generator>
    <meta:document-statistic meta:table-count="7" meta:image-count="6" meta:object-count="0" meta:page-count="14" meta:paragraph-count="181" meta:word-count="1367" meta:character-count="8024"/>
  </office:meta>
</office:document-meta>
</file>